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8" style:family="table-cell">
      <style:table-cell-properties style:vertical-align="" fo:padding="0.0382in" fo:border-left="none" fo:border-right="0.0007in solid #000000" fo:border-top="none" fo:border-bottom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officeooo:rsid="0012c340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paragraph-rsid="001d1c83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rsid="0012c340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d1c83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Georgia" fo:font-size="12pt" officeooo:rsid="001f69dc" officeooo:paragraph-rsid="001f69dc" style:font-name-asian="BAAAAA+TimesNewRomanPS-ItalicMT" style:font-size-asian="10.5pt" style:font-name-complex="BAAAAA+TimesNewRomanPS-ItalicM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Georgia" fo:font-size="12pt" officeooo:paragraph-rsid="002000f3" style:font-name-asian="BAAAAA+TimesNewRomanPS-ItalicMT" style:font-size-asian="10.5pt" style:font-name-complex="BAAAAA+TimesNewRomanPS-ItalicM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Georgia" fo:font-size="12pt" officeooo:rsid="0013042b" officeooo:paragraph-rsid="0013042b" style:font-name-asian="BAAAAA+TimesNewRomanPS-ItalicMT" style:font-size-asian="10.5pt" style:font-name-complex="BAAAAA+TimesNewRomanPS-ItalicM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df30f" style:font-name-asian="BAAAAA+TimesNewRomanPS-ItalicMT" style:font-size-asian="10.5pt" style:font-name-complex="BAAAAA+TimesNewRomanPS-ItalicM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Georgia" fo:font-size="12pt" officeooo:rsid="001df30f" officeooo:paragraph-rsid="001df30f" style:font-name-asian="BAAAAA+TimesNewRomanPS-ItalicMT" style:font-size-asian="10.5pt" style:font-name-complex="BAAAAA+TimesNewRomanPS-ItalicM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Georgia" fo:font-size="12pt" officeooo:rsid="00157e55" officeooo:paragraph-rsid="00157e55" style:font-name-asian="BAAAAA+TimesNewRomanPS-ItalicMT" style:font-size-asian="10.5pt" style:font-name-complex="BAAAAA+TimesNewRomanPS-ItalicM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Georgia" fo:font-size="12pt" officeooo:rsid="001d1c83" officeooo:paragraph-rsid="001d1c83" style:font-name-asian="BAAAAA+TimesNewRomanPS-ItalicMT" style:font-size-asian="10.5pt" style:font-name-complex="BAAAAA+TimesNewRomanPS-ItalicM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officeooo:rsid="001199a1"/>
    </style:style>
    <style:style style:name="T4" style:family="text">
      <style:text-properties style:text-underline-style="none"/>
    </style:style>
    <style:style style:name="T5" style:family="text">
      <style:text-properties officeooo:rsid="0012c340"/>
    </style:style>
    <style:style style:name="T6" style:family="text">
      <style:text-properties officeooo:rsid="0013042b"/>
    </style:style>
    <style:style style:name="T7" style:family="text">
      <style:text-properties officeooo:rsid="00157e55"/>
    </style:style>
    <style:style style:name="T8" style:family="text">
      <style:text-properties officeooo:rsid="0019216c"/>
    </style:style>
    <style:style style:name="T9" style:family="text">
      <style:text-properties style:font-name="Georgia"/>
    </style:style>
    <style:style style:name="T10" style:family="text">
      <style:text-properties officeooo:rsid="001c699f"/>
    </style:style>
    <style:style style:name="T11" style:family="text">
      <style:text-properties officeooo:rsid="001d1b44"/>
    </style:style>
    <style:style style:name="T12" style:family="text">
      <style:text-properties officeooo:rsid="001d1c83"/>
    </style:style>
    <style:style style:name="T13" style:family="text">
      <style:text-properties officeooo:rsid="001f69dc"/>
    </style:style>
    <style:style style:name="T14" style:family="text">
      <style:text-properties officeooo:rsid="002000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lexei Znamensky</text:p>
      <text:p text:style-name="P26"><text:span text:style-name="T1">Curriculum Vit</text:span><text:span text:style-name="T1">æ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CPF</text:p>
          </table:table-cell>
          <table:table-cell table:style-name="Table1.B1" office:value-type="string">
            <text:p text:style-name="P7">245.686.908-70</text:p>
          </table:table-cell>
        </table:table-row>
        <table:table-row table:style-name="Table1.2">
          <table:table-cell table:style-name="Table1.A2" office:value-type="string">
            <text:p text:style-name="P4">Residência</text:p>
          </table:table-cell>
          <table:table-cell table:style-name="Table1.B1" office:value-type="string">
            <text:p text:style-name="P27">Av. Portugal, 676 ap. 51 –<text:span text:style-name="T14"> </text:span>Brooklin Paulista</text:p>
            <text:p text:style-name="P28"><text:span text:style-name="T13">04559-001 São Paulo – SP</text:span></text:p>
          </table:table-cell>
        </table:table-row>
        <table:table-row table:style-name="Table1.2">
          <table:table-cell table:style-name="Table1.A2" office:value-type="string">
            <text:p text:style-name="P4">Telefone Residencial</text:p>
          </table:table-cell>
          <table:table-cell table:style-name="Table1.B1" office:value-type="string">
            <text:p text:style-name="P7">+55 11 <text:span text:style-name="T13">3569 2993</text:span></text:p>
          </table:table-cell>
        </table:table-row>
        <table:table-row table:style-name="Table1.2">
          <table:table-cell table:style-name="Table1.A2" office:value-type="string">
            <text:p text:style-name="P4">Telefone Celular</text:p>
          </table:table-cell>
          <table:table-cell table:style-name="Table1.B1" office:value-type="string">
            <text:p text:style-name="P7">+55 11 7757 0140</text:p>
          </table:table-cell>
        </table:table-row>
        <table:table-row table:style-name="Table1.2">
          <table:table-cell table:style-name="Table1.A2" office:value-type="string">
            <text:p text:style-name="P4">E-mail</text:p>
          </table:table-cell>
          <table:table-cell table:style-name="Table1.B1" office:value-type="string">
            <text:p text:style-name="P7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5">LinkedIn</text:p>
          </table:table-cell>
          <table:table-cell table:style-name="Table1.B7" office:value-type="string">
            <text:p text:style-name="P8"><text:a xlink:type="simple" xlink:href="http://goo.gl/PKELl"><text:span text:style-name="T3">http://goo.gl/PKELl</text:span></text:a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Administração de Sistemas </text:p>
          </table:table-cell>
          <table:table-cell table:style-name="Table1.B1" office:value-type="string">
            <text:p text:style-name="P7">Experiência em administração Unix/Linux desde 1995</text:p>
            <text:p text:style-name="P7">Instalação, configuração e administração de</text:p>
            <text:p text:style-name="P7">● WebSphere Application Server v5.x, v6.x &amp; v7</text:p>
            <text:p text:style-name="P7">● WebSphere Portal Server v6.0 e v6.1</text:p>
            <text:p text:style-name="P7">● WebSphere MQ v6 &amp; v7</text:p>
            <text:p text:style-name="P7">● IBM DB2 Enterprise Server v8 e v9.x em Unix/Linux</text:p>
            <text:p text:style-name="P7">Serviços locais e de rede</text:p>
            <text:p text:style-name="P7">Integração Linux / Windows</text:p>
          </table:table-cell>
        </table:table-row>
        <table:table-row table:style-name="Table1.2">
          <table:table-cell table:style-name="Table1.A2" office:value-type="string">
            <text:p text:style-name="P4">Gerenciamento de Equipe</text:p>
          </table:table-cell>
          <table:table-cell table:style-name="Table1.B1" office:value-type="string">
            <text:p text:style-name="P7">2 anos de experiência em gerenciamento de área</text:p>
            <text:p text:style-name="P7">Espírito de liderança e trabalho em equipe</text:p>
          </table:table-cell>
        </table:table-row>
        <table:table-row table:style-name="Table1.2">
          <table:table-cell table:style-name="Table1.A2" office:value-type="string">
            <text:p text:style-name="P4">Desenvolvimento</text:p>
          </table:table-cell>
          <table:table-cell table:style-name="Table1.B1" office:value-type="string">
            <text:p text:style-name="P23">Sólida base em Orientação a Objetos</text:p>
            <text:p text:style-name="P7">Experiência com a plataforma Java 2 desde 1999</text:p>
            <text:p text:style-name="P7">Plataforma J2EE: 4 anos de experiência,</text:p>
            <text:p text:style-name="P7">Componentes, Design-Patterns</text:p>
            <text:p text:style-name="P7">Experiência em ferramentas de SCM: CVS, Rational</text:p>
            <text:p text:style-name="P7">ClearCase &amp; Rational ClearQuest</text:p>
            <text:p text:style-name="P7">Experiência em ferramenta MDA</text:p>
          </table:table-cell>
        </table:table-row>
        <table:table-row table:style-name="Table1.2">
          <table:table-cell table:style-name="Table1.A2" office:value-type="string">
            <text:p text:style-name="P4">Treinamento</text:p>
          </table:table-cell>
          <table:table-cell table:style-name="Table1.B1" office:value-type="string">
            <text:p text:style-name="P7">Experiência na área de treinamento desde 1998</text:p>
            <text:p text:style-name="P7">Principais cursos ministrados: Conectiva Linux, Java,</text:p>
            <text:p text:style-name="P7">WebSphere Application Server v4/5, WebSphere</text:p>
            <text:p text:style-name="P7">Studio App Dev v5</text:p>
            <text:p text:style-name="P7">Elaboração de material de treinamento</text:p>
          </table:table-cell>
        </table:table-row>
        <table:table-row table:style-name="Table1.2">
          <table:table-cell table:style-name="Table1.A2" office:value-type="string">
            <text:p text:style-name="P4">Idiomas</text:p>
          </table:table-cell>
          <table:table-cell table:style-name="Table1.B1" office:value-type="string">
            <text:p text:style-name="P23">Inglês Fluente (leitura, escrita, conversação)</text:p>
            <text:p text:style-name="P7">Espanhol Regular (leitura)</text:p>
            <text:p text:style-name="P7">Alemão Iniciante (leitura, conversação)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8" office:value-type="string">
            <text:p text:style-name="P7"/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17" office:value-type="string">
            <text:p text:style-name="P11">IBM do Brasil</text:p>
            <text:p text:style-name="P17">Especialista em TI Sênior</text:p>
            <text:p text:style-name="P19"><text:span text:style-name="T12">São Paulo</text:span>, SP (<text:span text:style-name="T12">Mar</text:span>/20<text:span text:style-name="T12">11</text:span> – <text:span text:style-name="T12">atual</text:span>)</text:p>
          </table:table-cell>
          <table:table-cell table:style-name="Table1.B1" office:value-type="string">
            <text:p text:style-name="P40">Consultor WebSphere para diversos clientes, primariamente em soluções BPM baseadas no WebSphere Process Server e no WebSphere Application Server que o suporta: desde instalação, configuração e análises de desempenho, até resolução de problemas junto com os times de infraestrutura dos clientes.</text:p>
          </table:table-cell>
        </table:table-row>
        <table:table-row table:style-name="Table1.2">
          <table:table-cell table:style-name="Table1.A17" office:value-type="string">
            <text:p text:style-name="P13">Cognizant Tech Solutions</text:p>
            <text:p text:style-name="P18">Senior Support Analyst</text:p>
            <text:p text:style-name="P19">São Paulo, SP (Nov/2009 – <text:span text:style-name="T10">Mar/201</text:span><text:span text:style-name="T11">1</text:span>)</text:p>
          </table:table-cell>
          <table:table-cell table:style-name="Table1.B1" office:value-type="string">
            <text:p text:style-name="P35">Alocado em tempo integral na Avon Cosméticos do Brasil.</text:p>
            <text:p text:style-name="P35">Administrador de WebSphere App Server, v5, 6 e 7, em diferentes ambientes: Solaris, AIX, Linux <text:span text:style-name="T8">&amp; </text:span>Windows.</text:p>
            <text:p text:style-name="P35">Suporte a time de desenvolvimento onshore, near-shore e off-shore.</text:p>
            <text:p text:style-name="P35">Administração Linux e AIX.</text:p>
            <text:p text:style-name="P35">Automatização de administração de servidores em rede.</text:p>
          </table:table-cell>
        </table:table-row>
        <table:table-row table:style-name="Table1.2">
          <table:table-cell table:style-name="Table1.A17" office:value-type="string">
            <text:p text:style-name="P10">IBM do Brasil</text:p>
            <text:p text:style-name="P14">Especialista em TI Sênior</text:p>
            <text:p text:style-name="P15">Hortolândia, SP (Abr/2005 – Nov/2009)</text:p>
          </table:table-cell>
          <table:table-cell table:style-name="Table1.B1" office:value-type="string">
            <text:p text:style-name="P35">Suporte nível 3-4 para aplicações J2EE:</text:p>
            <text:p text:style-name="P37">● WebSphere Application Server v5.x, v6.x, v7</text:p>
            <text:p text:style-name="P37">● WebSphere Portal Server v6.0 &amp; v6.1</text:p>
            <text:p text:style-name="P37">● Suporte a <text:span text:style-name="T6">desenvolvimento em </text:span>projetos off-shore (EUA)</text:p>
            <text:p text:style-name="P37">● Admin Team Lead</text:p>
          </table:table-cell>
        </table:table-row>
        <table:table-row table:style-name="Table1.2">
          <table:table-cell table:style-name="Table1.A17" office:value-type="string">
            <text:p text:style-name="P10">Elosoft Informática LTDA</text:p>
            <text:p text:style-name="P14">Consultor J2EE</text:p>
            <text:p text:style-name="P15">Blumenau, SC (Mai/2004 – Abr/2005)</text:p>
          </table:table-cell>
          <table:table-cell table:style-name="Table1.B1" office:value-type="string">
            <text:p text:style-name="P35">Desenvolvimento de sistema J2EE utilizando</text:p>
            <text:p text:style-name="P35">tecnologia MDA</text:p>
          </table:table-cell>
        </table:table-row>
        <table:table-row table:style-name="Table1.2">
          <table:table-cell table:style-name="Table1.A17" office:value-type="string">
            <text:p text:style-name="P10">Instituto Brasileiro de</text:p>
            <text:p text:style-name="P10">Tecnologia Avançada (IBTA)</text:p>
            <text:p text:style-name="P14">Gerente de Programa de Formação</text:p>
            <text:p text:style-name="P15">São Paulo, SP (Dez/2002 – Mai/2004)</text:p>
          </table:table-cell>
          <table:table-cell table:style-name="Table1.B1" office:value-type="string">
            <text:p text:style-name="P35">Responsável pelas Áreas de Linux (parceria</text:p>
            <text:p text:style-name="P35">Conectiva), Java (parceria Sun), e-business (parceria</text:p>
            <text:p text:style-name="P35">IBM, incluindo WebSphere).</text:p>
            <text:p text:style-name="P35">Líder de equipe de 10 pessoas.</text:p>
            <text:p text:style-name="P35">Instrutor dos cursos (entre outros):</text:p>
            <text:p text:style-name="P43">● SUN - SL110 Prog. Java para Iniciantes;</text:p>
            <text:p text:style-name="P43">● SUN - SL275 Ling. de Prog. Java;</text:p>
            <text:p text:style-name="P43">● IBM - WF311 Des. de Servlet &amp; JSP – WSAD v5.x;</text:p>
            <text:p text:style-name="P43">● IBM - WF351 Des. de EJB – WSAD v5;</text:p>
            <text:p text:style-name="P43">● IBM - WF381 Adm. de WebSphere App Server v5</text:p>
            <text:p text:style-name="P35">Coordenador de Treinamentos Linux</text:p>
            <text:p text:style-name="P35">(Jun/2002 – Dez/2002)</text:p>
            <text:p text:style-name="P35">Instrutor e Conteudista Java e Linux</text:p>
            <text:p text:style-name="P35">(Dez/2001 – Jun/2002)</text:p>
          </table:table-cell>
        </table:table-row>
        <table:table-row table:style-name="Table1.2">
          <table:table-cell table:style-name="Table1.A17" office:value-type="string">
            <text:p text:style-name="P10">Spectrum Engenharia LTDA</text:p>
            <text:p text:style-name="P14">Analista Pleno</text:p>
            <text:p text:style-name="P15">São Paulo, SP (Abr/2001 - Nov/2001)</text:p>
          </table:table-cell>
          <table:table-cell table:style-name="Table1.B1" office:value-type="string">
            <text:p text:style-name="P35">Integração de sistemas Open-Source para revenda.</text:p>
            <text:p text:style-name="P35">Desenvolvimento J2EE, <text:span text:style-name="T6">em </text:span>plataforma WebLogic.</text:p>
          </table:table-cell>
        </table:table-row>
        <table:table-row table:style-name="Table1.2">
          <table:table-cell table:style-name="Table1.A17" office:value-type="string">
            <text:p text:style-name="P10">SQA</text:p>
            <text:p text:style-name="P14">Programador J2EE</text:p>
            <text:p text:style-name="P15">São Paulo, SP (Abr/2000 – Mar/2001)</text:p>
          </table:table-cell>
          <table:table-cell table:style-name="Table1.B1" office:value-type="string">
            <text:p text:style-name="P35">Desenvolvimento de soluções J2EE utilizando</text:p>
            <text:p text:style-name="P35">plataforma Inprise (atual Borland)</text:p>
          </table:table-cell>
        </table:table-row>
        <table:table-row table:style-name="Table1.2">
          <table:table-cell table:style-name="Table1.A17" office:value-type="string">
            <text:p text:style-name="P10">Luz Engenharia Financeira</text:p>
            <text:p text:style-name="P14">Programador Delphi e Java</text:p>
            <text:p text:style-name="P15">São Paulo, SP (Out/1999 – Mar/2000)</text:p>
          </table:table-cell>
          <table:table-cell table:style-name="Table1.B1" office:value-type="string">
            <text:p text:style-name="P35">Desenvolvimento de sistema de análise de risco para</text:p>
            <text:p text:style-name="P35">mercado financeiro.</text:p>
          </table:table-cell>
        </table:table-row>
        <text:soft-page-break/>
        <table:table-row table:style-name="Table1.2">
          <table:table-cell table:style-name="Table1.A17" office:value-type="string">
            <text:p text:style-name="P10">Laboratório de Sistemas</text:p>
            <text:p text:style-name="P10">Integráveis (LSI-EPUSP)</text:p>
            <text:p text:style-name="P6">Administrador de Sistemas</text:p>
            <text:p text:style-name="P15">São Paulo-SP (Fev/1994 – Out/1999)</text:p>
          </table:table-cell>
          <table:table-cell table:style-name="Table1.B1" office:value-type="string">
            <text:p text:style-name="P41">Administrador de Sistemas, Redes e Segurança, ambientes</text:p>
            <text:p text:style-name="P41">Solaris, IRIX, AIX, Linux (Jun/96 – Out/99)</text:p>
            <text:p text:style-name="P41">Instrutor de Unix – LSI (1997-1999)</text:p>
            <text:p text:style-name="P41">Instrutor de IRIX (Convênio Silicon Graphics do Brasil)</text:p>
            <text:p text:style-name="P41">(1997-1998)</text:p>
            <text:p text:style-name="P41">Estagiário - Desenv. de sistemas de computação paralela</text:p>
            <text:p text:style-name="P41">(Fev/1994 – Jun/1996)</text:p>
          </table:table-cell>
        </table:table-row>
        <table:table-row table:style-name="Table1.2">
          <table:table-cell table:style-name="Table1.A17" office:value-type="string">
            <text:p text:style-name="P10"/>
          </table:table-cell>
          <table:table-cell table:style-name="Table1.B8" office:value-type="string">
            <text:p text:style-name="P33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8" office:value-type="string">
            <text:p text:style-name="P9"/>
          </table:table-cell>
        </table:table-row>
        <table:table-row table:style-name="Table1.2">
          <table:table-cell table:style-name="Table1.A28" office:value-type="string">
            <text:p text:style-name="P10">Sociedade de Usuários Java</text:p>
            <text:p text:style-name="P10">(SouJava)</text:p>
            <text:p text:style-name="P1"><text:a xlink:type="simple" xlink:href="http://www.soujava.org.br/"><text:span text:style-name="T2">http://www.soujava.org.br/</text:span></text:a></text:p>
            <text:p text:style-name="P14">Organizador</text:p>
            <text:p text:style-name="P16">São Paulo, SP (Out/1998 – Jul/2002)</text:p>
          </table:table-cell>
          <table:table-cell table:style-name="Table1.B8" office:value-type="string">
            <text:p text:style-name="P39">Administração e suporte em eventos</text:p>
            <text:p text:style-name="P35">Administração do servidor www.soujava.org.br. (Solaris)</text:p>
          </table:table-cell>
        </table:table-row>
        <table:table-row table:style-name="Table1.2">
          <table:table-cell table:style-name="Table1.A28" office:value-type="string">
            <text:p text:style-name="P12">São Paulo Perl Mongers</text:p>
            <text:p text:style-name="P1"><text:a xlink:type="simple" xlink:href="http://sao-paulo.pm.org/"><text:span text:style-name="T2">http://sao-paulo.pm.org/</text:span></text:a></text:p>
            <text:p text:style-name="P16">São Paulo, SP (<text:span text:style-name="T5">Mai/2008</text:span> – <text:span text:style-name="T5">atual</text:span>)</text:p>
          </table:table-cell>
          <table:table-cell table:style-name="Table1.B8" office:value-type="string">
            <text:p text:style-name="P38">Atual líder do grupo, desde Maio/2011.</text:p>
            <text:p text:style-name="P36"><text:span text:style-name="T5">Participação ativa na </text:span><text:span text:style-name="T7">lista de discussão</text:span></text:p>
            <text:p text:style-name="P34">Manutenção do site da SP-PM</text:p>
            <text:p text:style-name="P20"><text:span text:style-name="T9">Projeto OpenData-BR (</text:span><text:a xlink:type="simple" xlink:href="http://www.opendatabr.org/"><text:span text:style-name="T9">www.opendatabr.org</text:span></text:a><text:span text:style-name="T9">)</text:span></text:p>
            <text:p text:style-name="P20"><text:span text:style-name="T9">Módulos no CPAN 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B8" office:value-type="string">
            <text:p text:style-name="P32"/>
          </table:table-cell>
        </table:table-row>
        <table:table-row table:style-name="Table1.1">
          <table:table-cell table:style-name="Table1.A31" office:value-type="string">
            <text:p text:style-name="P2">Certificações</text:p>
          </table:table-cell>
          <table:table-cell table:style-name="Table1.B1" office:value-type="string">
            <text:p text:style-name="P7">IBM Certified System Administrator – WAS ND 6.0</text:p>
            <text:p text:style-name="P9">Obtida em 29 de novembro de 2005</text:p>
            <text:p text:style-name="P32"/>
            <text:p text:style-name="P7">Application Dev. with IBM WebSphere Studio, V5.0</text:p>
            <text:p text:style-name="P9">Obtida em 18 de Março de 2004</text:p>
            <text:p text:style-name="P9"/>
            <text:p text:style-name="P7">Sun Certified Web Component Dev. for J2EE 1.3</text:p>
            <text:p text:style-name="P9">Obtida em 19 de Março de 2004</text:p>
            <text:p text:style-name="P9"/>
            <text:p text:style-name="P7">Sun Certified Java Programmer for Java 1.4</text:p>
            <text:p text:style-name="P9">Obtida em 31 de Julho de 2003</text:p>
            <text:p text:style-name="P9"/>
            <text:p text:style-name="P7">Linux Professional Institute Certification Level 2</text:p>
            <text:p text:style-name="P9">Obtida em 30 de Junho de 2003</text:p>
            <text:p text:style-name="P9"/>
            <text:p text:style-name="P30">Linux Professional Institute Certification Level 1</text:p>
            <text:p text:style-name="P9">Obtida em 23 de Outubro de 2002</text:p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B8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Superior Completo</text:p>
          </table:table-cell>
          <table:table-cell table:style-name="Table1.B1" office:value-type="string">
            <text:p text:style-name="P7">Gestão de Negócios na Pequena e Média Empresa</text:p>
            <text:p text:style-name="P9">Universidade Anhembi-Morumbi, São Paulo, SP</text:p>
          </table:table-cell>
        </table:table-row>
        <table:table-row table:style-name="Table1.2">
          <table:table-cell table:style-name="Table1.A2" office:value-type="string">
            <text:p text:style-name="P4">Superior Incompleto</text:p>
          </table:table-cell>
          <table:table-cell table:style-name="Table1.B1" office:value-type="string">
            <text:p text:style-name="P23">Ciência da Computação</text:p>
            <text:p text:style-name="P9">Instituto de Matemática e Estatística da USP, São Paulo, SP</text:p>
          </table:table-cell>
        </table:table-row>
        <table:table-row table:style-name="Table1.2">
          <table:table-cell table:style-name="Table1.A2" office:value-type="string">
            <text:p text:style-name="P4">2<text:span text:style-name="T4">o.</text:span> grau</text:p>
          </table:table-cell>
          <table:table-cell table:style-name="Table1.B1" office:value-type="string">
            <text:p text:style-name="P24">Colégio Marista de Brasília, Brasília, DF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lexei Znamensky</meta:initial-creator>
    <meta:creation-date>2008-11-28T20:23:56</meta:creation-date>
    <dc:creator>Alexei Znamensky</dc:creator>
    <dc:date>2011-12-09T14:50:09</dc:date>
    <meta:editing-cycles>26</meta:editing-cycles>
    <meta:editing-duration>PT06H02M40S</meta:editing-duration>
    <meta:document-statistic meta:table-count="1" meta:image-count="0" meta:object-count="0" meta:page-count="3" meta:paragraph-count="155" meta:word-count="771" meta:character-count="5138"/>
    <meta:user-defined meta:name="Info 1"/>
    <meta:user-defined meta:name="Info 2"/>
    <meta:user-defined meta:name="Info 3"/>
    <meta:user-defined meta:name="Info 4"/>
  </office:meta>
</office:document-meta>
</file>